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3" style:family="paragraph" style:parent-style-name="Preformatted_20_Text">
      <style:text-properties fo:color="#ffffff" loext:opacity="100%" officeooo:paragraph-rsid="0083c8fc"/>
    </style:style>
    <style:style style:name="P84" style:family="paragraph" style:parent-style-name="Preformatted_20_Text">
      <style:text-properties fo:color="#ffffff" loext:opacity="100%" officeooo:paragraph-rsid="0085a2fa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3" style:family="paragraph" style:parent-style-name="Preformatted_20_Text">
      <style:text-properties fo:color="#ffffff" loext:opacity="100%" officeooo:rsid="00984e95" officeooo:paragraph-rsid="00984e95"/>
    </style:style>
    <style:style style:name="P94" style:family="paragraph" style:parent-style-name="Preformatted_20_Text">
      <style:text-properties fo:color="#ffffff" loext:opacity="100%" officeooo:rsid="009bd36e" officeooo:paragraph-rsid="009bd36e"/>
    </style:style>
    <style:style style:name="P95" style:family="paragraph" style:parent-style-name="Preformatted_20_Text">
      <style:text-properties fo:color="#ffffff" loext:opacity="100%" officeooo:rsid="009d9484" officeooo:paragraph-rsid="009bd36e"/>
    </style:style>
    <style:style style:name="P96" style:family="paragraph" style:parent-style-name="Preformatted_20_Text">
      <style:text-properties fo:color="#ffffff" loext:opacity="100%" officeooo:rsid="009d9484" officeooo:paragraph-rsid="009d9484"/>
    </style:style>
    <style:style style:name="P97" style:family="paragraph" style:parent-style-name="Preformatted_20_Text">
      <style:text-properties fo:color="#ffffff" loext:opacity="100%" officeooo:rsid="009d9484" officeooo:paragraph-rsid="00c0900e"/>
    </style:style>
    <style:style style:name="P98" style:family="paragraph" style:parent-style-name="Preformatted_20_Text">
      <style:text-properties fo:color="#ffffff" loext:opacity="100%" officeooo:rsid="009e3cea" officeooo:paragraph-rsid="00c0900e"/>
    </style:style>
    <style:style style:name="P99" style:family="paragraph" style:parent-style-name="Preformatted_20_Text">
      <style:text-properties fo:color="#ffffff" loext:opacity="100%" officeooo:rsid="00a1bd78" officeooo:paragraph-rsid="00a1bd78"/>
    </style:style>
    <style:style style:name="P100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7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8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09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10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11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12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13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14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15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23" style:family="paragraph" style:parent-style-name="Preformatted_20_Text">
      <style:text-properties fo:color="#ffffff" loext:opacity="100%" officeooo:rsid="009fcc34" officeooo:paragraph-rsid="009fcc34"/>
    </style:style>
    <style:style style:name="P124" style:family="paragraph" style:parent-style-name="Preformatted_20_Text">
      <style:text-properties fo:color="#ffffff" loext:opacity="100%" officeooo:rsid="009fcc34" officeooo:paragraph-rsid="00c0900e"/>
    </style:style>
    <style:style style:name="P125" style:family="paragraph" style:parent-style-name="Preformatted_20_Text">
      <style:text-properties fo:color="#ffffff" loext:opacity="100%" officeooo:paragraph-rsid="00d14f72"/>
    </style:style>
    <style:style style:name="P126" style:family="paragraph" style:parent-style-name="Preformatted_20_Text">
      <style:text-properties fo:color="#ffffff" loext:opacity="100%" officeooo:rsid="00d27863" officeooo:paragraph-rsid="00d27863"/>
    </style:style>
    <style:style style:name="P127" style:family="paragraph" style:parent-style-name="Preformatted_20_Text">
      <style:text-properties fo:color="#ffffff" loext:opacity="100%" officeooo:rsid="00d7ef93" officeooo:paragraph-rsid="00d7ef93"/>
    </style:style>
    <style:style style:name="P128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129" style:family="paragraph" style:parent-style-name="Preformatted_20_Text">
      <style:text-properties fo:color="#ffffff" loext:opacity="100%" officeooo:rsid="00bd0e9d" officeooo:paragraph-rsid="00bd0e9d"/>
    </style:style>
    <style:style style:name="P130" style:family="paragraph" style:parent-style-name="Preformatted_20_Text">
      <style:text-properties fo:color="#ffffff" loext:opacity="100%" officeooo:rsid="00e7da67" officeooo:paragraph-rsid="00e7da67"/>
    </style:style>
    <style:style style:name="P131" style:family="paragraph" style:parent-style-name="Preformatted_20_Text">
      <style:text-properties fo:color="#ffffff" loext:opacity="100%" officeooo:rsid="00e9883b" officeooo:paragraph-rsid="00e9883b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93">first make a list of all functions that a calculation goes through, and what result it should give:</text:p>
      <text:p text:style-name="P93"/>
      <text:p text:style-name="P94">operatorpress:</text:p>
      <text:p text:style-name="P94"/>
      <text:p text:style-name="P94"/>
      <text:p text:style-name="P94">runEquals:</text:p>
      <text:p text:style-name="P97"><text:span text:style-name="T46">makeStringArray</text:span><text:tab/></text:p>
      <text:p text:style-name="P97"><text:span text:style-name="T46"><text:tab/></text:span>evaluateStringSymbols</text:p>
      <text:p text:style-name="P97"><text:span text:style-name="T46"><text:tab/></text:span><text:tab/><text:tab/>makeInputArray</text:p>
      <text:p text:style-name="P98"><text:span text:style-name="T46"><text:tab/></text:span><text:tab/><text:tab/><text:tab/>numberOrOperator</text:p>
      <text:p text:style-name="P98">checkForErrors</text:p>
      <text:p text:style-name="P124"><text:tab/>doubleOperators</text:p>
      <text:p text:style-name="P124"/>
      <text:p text:style-name="P96"><text:span text:style-name="T46"><text:tab/></text:span>calculate</text:p>
      <text:p text:style-name="P123"><text:tab/><text:span text:style-name="T46"><text:tab/></text:span>calculateInOrder</text:p>
      <text:p text:style-name="P123"><text:tab/><text:tab/><text:span text:style-name="T46"><text:tab/></text:span>doCalculation</text:p>
      <text:p text:style-name="P94">displayAns</text:p>
      <text:p text:style-name="P94">clearEntry</text:p>
      <text:p text:style-name="P94"/>
      <text:p text:style-name="P95"/>
      <text:p text:style-name="P126"/>
      <text:p text:style-name="P95"/>
      <text:p text:style-name="P96">split the calculate function into: makeStringObject &amp; calculate</text:p>
      <text:p text:style-name="P96"/>
      <text:p text:style-name="P99">make <text:span text:style-name="T42">the functions </text:span>parameter-dependent in the following order:</text:p>
      <text:p text:style-name="P100">clearEntry</text:p>
      <text:p text:style-name="P101">displayAns</text:p>
      <text:p text:style-name="P102">doCalculation</text:p>
      <text:p text:style-name="P102">calculateInOrder</text:p>
      <text:p text:style-name="P102">doubleOperators</text:p>
      <text:p text:style-name="P103"><text:span text:style-name="T41">c</text:span>heckForErrors</text:p>
      <text:p text:style-name="P103">numberOrOperator</text:p>
      <text:p text:style-name="P104">makeInputArray</text:p>
      <text:p text:style-name="P74">evaluateStringSymbols</text:p>
      <text:p text:style-name="P74">calculate</text:p>
      <text:p text:style-name="P75">runEquals</text:p>
      <text:p text:style-name="P77"/>
      <text:p text:style-name="P79"/>
      <text:p text:style-name="P75"/>
      <text:p text:style-name="P60">to add an operator:</text:p>
      <text:p text:style-name="P105"><text:span text:style-name="T43">- </text:span>add the operator to the operatorObject + different ways that it can be written</text:p>
      <text:p text:style-name="P105"/>
      <text:p text:style-name="P106">find out why there is a loop somewhere in the calculate function, if there is an unknown symbol</text:p>
      <text:p text:style-name="P107">why is i not going up <text:span text:style-name="T44">i</text:span>n value</text:p>
      <text:p text:style-name="P87"/>
      <text:p text:style-name="P105"/>
      <text:p text:style-name="P92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6"><text:span text:style-name="T43">- </text:span>add the calculation in the doCalculation function</text:p>
      <text:p text:style-name="P76"><text:span text:style-name="T43">- </text:span>think about possible errors, and add these in checkForErrors()</text:p>
      <text:p text:style-name="P75"/>
      <text:p text:style-name="P82">if previous value is empty, give number</text:p>
      <text:p text:style-name="P82">if the previous value is a<text:span text:style-name="T48">n operator</text:span>, give number.</text:p>
      <text:p text:style-name="P82">otherwise push currentNum , + operator, </text:p>
      <text:p text:style-name="P68"/>
      <text:p text:style-name="P69">add brackets<text:span text:style-name="T37">:</text:span></text:p>
      <text:p text:style-name="P108">check the whole object for brackets. if the amount of opening and closing brackets are not equal, give an error</text:p>
      <text:p text:style-name="P69"/>
      <text:p text:style-name="P110"><text:soft-page-break/>how to make the calculator not crash when an opening bracket has been found</text:p>
      <text:p text:style-name="P69"/>
      <text:p text:style-name="P108">when you find a <text:span text:style-name="T38">closer </text:span>bracket, save the index<text:span text:style-name="T44">, return the symbol</text:span></text:p>
      <text:p text:style-name="P70"/>
      <text:p text:style-name="P111">make an array of the openBracket indexes</text:p>
      <text:p text:style-name="P70"/>
      <text:p text:style-name="P70"/>
      <text:p text:style-name="P112">let the calculate function run with return values</text:p>
      <text:p text:style-name="P112">if a closebracket has been found, get the index of the last open brackets</text:p>
      <text:p text:style-name="P80"/>
      <text:p text:style-name="P113">we need the length of the array between the open and close bracket.</text:p>
      <text:p text:style-name="P113">index closeBr - indexopenBr + 1</text:p>
      <text:p text:style-name="P81"/>
      <text:p text:style-name="P113">then we need to calculate with those values.</text:p>
      <text:p text:style-name="P113"/>
      <text:p text:style-name="P113">then we need to return those values, and splice them at the original location</text:p>
      <text:p text:style-name="P112"/>
      <text:p text:style-name="P112">get the array elements in between (not including) the brackets.</text:p>
      <text:p text:style-name="P112"/>
      <text:p text:style-name="P112">get the calculation value </text:p>
      <text:p text:style-name="P112"/>
      <text:p text:style-name="P114">splice everything, </text:p>
      <text:p text:style-name="P108"/>
      <text:p text:style-name="P109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09"/>
      <text:p text:style-name="P109"><text:span text:style-name="T38">isolate the </text:span><text:span text:style-name="T44">array elements in between, and return the string that is in between those values</text:span></text:p>
      <text:p text:style-name="P109"/>
      <text:p text:style-name="P109"><text:span text:style-name="T38">run it through the calculate function, and </text:span><text:span text:style-name="T45">alert the value</text:span></text:p>
      <text:p text:style-name="P108"/>
      <text:p text:style-name="P108"/>
      <text:p text:style-name="P115">first make the function calculate re-usable for different arrays.</text:p>
      <text:p text:style-name="P116">add brackets to the symbolObject</text:p>
      <text:p text:style-name="P116">give them precedence 2</text:p>
      <text:p text:style-name="P116">if a ) bracket is found, console.log that bracket</text:p>
      <text:p text:style-name="P116">if a ) bracket is found, iterate backwards through the array, until you find the first ( bracket, then stop.</text:p>
      <text:p text:style-name="P116">console log that value and index.</text:p>
      <text:p text:style-name="P116"/>
      <text:p text:style-name="P116">okay, now we have the indexes of both brackets<text:span text:style-name="T39">. we should now isolate what is in between them</text:span></text:p>
      <text:p text:style-name="P116"/>
      <text:p text:style-name="P117">take that length of the array, and fill it up with value bracketResult (for now value B)</text:p>
      <text:p text:style-name="P117"/>
      <text:p text:style-name="P117">now take that array, and put it through the calculate() function, return the value</text:p>
      <text:p text:style-name="P70"/>
      <text:p text:style-name="P108"/>
      <text:p text:style-name="P122">ANS</text:p>
      <text:p text:style-name="P122">what is ans actually?</text:p>
      <text:p text:style-name="P122"/>
      <text:p text:style-name="P122">ans is <text:span text:style-name="T33">the </text:span>value that is the last result that was calculated.</text:p>
      <text:p text:style-name="P118">when you click it, its value is added to the calculation.</text:p>
      <text:p text:style-name="P118"/>
      <text:p text:style-name="P119">if the ans is clicked += the ans value to the displayTop</text:p>
      <text:p text:style-name="P119"/>
      <text:p text:style-name="P120">=</text:p>
      <text:p text:style-name="P121">delete userinput and ans values,</text:p>
      <text:p text:style-name="P121"><text:span text:style-name="T35">empty</text:span> <text:span text:style-name="T35">inputArray</text:span></text:p>
      <text:p text:style-name="P108"/>
      <text:p text:style-name="P108"/>
      <text:p text:style-name="P108">(3*(4+9))*(1+1)</text:p>
      <text:p text:style-name="P67"><text:soft-page-break/></text:p>
      <text:p text:style-name="P128">for now I want:</text:p>
      <text:p text:style-name="P128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3"/>
      <text:p text:style-name="P83">- make a function called errorCheckEquals, errorCheckOperator, errorCheckNumber which will contain all the checks for each.</text:p>
      <text:p text:style-name="P83"/>
      <text:p text:style-name="P83">- make functions that check for error-inducing behavior, add them to the controller functions to first check for errors</text:p>
      <text:p text:style-name="P83"/>
      <text:p text:style-name="P83"><text:tab/>- equals:</text:p>
      <text:p text:style-name="P83"><text:tab/><text:tab/><text:span text:style-name="T10">* is there any content on the screen, if not, return 0</text:span></text:p>
      <text:p text:style-name="P83"><text:tab/><text:tab/><text:span text:style-name="T10">* is there only a number on the screen, then return the number</text:span></text:p>
      <text:p text:style-name="P83"><text:tab/>- number:</text:p>
      <text:p text:style-name="P83"><text:tab/><text:tab/>* is the total length of the calculation bigger than the screen <text:tab/><text:tab/><text:tab/>length, don't allow the new number</text:p>
      <text:p text:style-name="P125"><text:tab/></text:p>
      <text:p text:style-name="P125"><text:tab/>- operator:</text:p>
      <text:p text:style-name="P125"><text:tab/><text:tab/>* was the operator pressed without any previous content?</text:p>
      <text:p text:style-name="P125"><text:tab/><text:tab/><text:tab/>- is there a previous ans, fill in ANS, otherwise</text:p>
      <text:p text:style-name="P125"><text:tab/><text:tab/><text:tab/>- remove the operator</text:p>
      <text:p text:style-name="P125"><text:tab/><text:tab/>* are there 2 operators and a num1 and num2?</text:p>
      <text:p text:style-name="P125"><text:tab/><text:tab/><text:tab/>- calculate the previous result already</text:p>
      <text:p text:style-name="P125"><text:tab/><text:tab/>* is there only num1, change the operator value</text:p>
      <text:p text:style-name="P125"><text:tab/><text:tab/>* are num1, num2, and operator all not empty? run calcAnswer()</text:p>
      <text:p text:style-name="P83"/>
      <text:p text:style-name="P84"><text:span text:style-name="T36">make an object that saves every calculation and answer</text:span><text:span text:style-name="T34">, when the = button is pressed</text:span></text:p>
      <text:p text:style-name="P83"/>
      <text:p text:style-name="P127">233 - 12</text:p>
      <text:p text:style-name="P127"/>
      <text:p text:style-name="P127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27"/>
      <text:p text:style-name="P127">-</text:p>
      <text:p text:style-name="P127">return number</text:p>
      <text:p text:style-name="P127">if previousValue != operator, push + operator to array</text:p>
      <text:p text:style-name="P83"/>
      <text:p text:style-name="P83"/>
      <text:p text:style-name="P83">style the calculator exactly like an oldschool calculator, with some shine on the keys</text:p>
      <text:p text:style-name="P83">and a slight curve on the sides</text:p>
      <text:p text:style-name="P83"/>
      <text:p text:style-name="P83">-------</text:p>
      <text:p text:style-name="P83"/>
      <text:p text:style-name="P65">add the option for different ways to write variables (* and x)</text:p>
      <text:p text:style-name="P83"/>
      <text:p text:style-name="P66">make negative numbers possible</text:p>
      <text:p text:style-name="P83"/>
      <text:p text:style-name="P83">bonus:</text:p>
      <text:p text:style-name="P83">take away as many global variables as possible</text:p>
      <text:p text:style-name="P83">make everything const of possible</text:p>
      <text:p text:style-name="P83"/>
      <text:p text:style-name="P83">error fixing:</text:p>
      <text:p text:style-name="P83">make C not delete ANS entries again and again, on the currently displayed result.</text:p>
      <text:p text:style-name="P83">maybe if ANS[0] == displayBottom.textContent <text:s/>remove first element?</text:p>
      <text:p text:style-name="P83">make sure the that ANS only displays the current calculated value</text:p>
      <text:p text:style-name="P129">when there is a closingbracket first, of an openngbracket last</text:p>
      <text:p text:style-name="P130"><text:soft-page-break/>if you press ans when there is no answer, let equals still work afterwards</text:p>
      <text:p text:style-name="P131">let the caretposition stay at the right place after adding a number with buttons</text:p>
      <text:p text:style-name="P83"/>
      <text:p text:style-name="P59">to add an operator:</text:p>
      <text:p text:style-name="P71">add the operator to the operatorObject + different ways that it can be written</text:p>
      <text:p text:style-name="P72">write a way to check for this operator in the check<text:span text:style-name="T40">Symbol</text:span>()</text:p>
      <text:p text:style-name="P73">make a way to write this in makeSymbolString</text:p>
      <text:p text:style-name="P85">add the calculation in the doCalculation function</text:p>
      <text:p text:style-name="P85"/>
      <text:p text:style-name="P85"/>
      <text:p text:style-name="P88">if you press a key, why does the textinput change</text:p>
      <text:p text:style-name="P88"/>
      <text:p text:style-name="P78">solve numbers. if it is a complex number, solve it to 2 numbers<text:span text:style-name="T47">, save that as an array</text:span></text:p>
      <text:p text:style-name="P78">then add a check <text:span text:style-name="T47">if the current number is an array.</text:span></text:p>
      <text:p text:style-name="P89">if the number is an array, </text:p>
      <text:p text:style-name="P90"/>
      <text:p text:style-name="P90"/>
      <text:p text:style-name="P91">add a backspace key, and arrow butt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17:34.174255017</dc:date>
    <meta:editing-duration>P4DT18H4M56S</meta:editing-duration>
    <meta:editing-cycles>147</meta:editing-cycles>
    <meta:generator>LibreOffice/7.3.7.2$Linux_X86_64 LibreOffice_project/30$Build-2</meta:generator>
    <meta:document-statistic meta:table-count="0" meta:image-count="0" meta:object-count="0" meta:page-count="9" meta:paragraph-count="256" meta:word-count="2198" meta:character-count="12503" meta:non-whitespace-character-count="10455"/>
  </office:meta>
</office:document-meta>
</file>